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7.163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paragraph-properties style:writing-mode="lr-tb"/>
      <style:text-properties style:font-name="Arial Black1" fo:font-size="72pt" style:font-size-asian="72pt" style:font-size-complex="7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style:writing-mode="lr-tb"/>
      <style:text-properties style:font-name="Calibri" fo:font-size="60pt" style:font-size-asian="60pt" style:font-size-complex="60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style:font-name="Arial Black1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2.104cm" presentation:class="title" presentation:user-transformed="true">
          <draw:text-box>
            <text:p><text:span text:style-name="T1">Aquí Estoy Adorándo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4" draw:layer="layout" svg:width="28cm" svg:height="15.75cm" svg:x="0cm" svg:y="0cm" presentation:class="title" presentation:user-transformed="true">
          <draw:text-box>
            <text:p text:style-name="P3"><text:span text:style-name="T2">Toma la ofrenda que traigo de rodillas ante ti, yo declaro eres mi Di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4" draw:layer="layout" svg:width="28cm" svg:height="15.75cm" svg:x="0cm" svg:y="0cm" presentation:class="title" presentation:user-transformed="true">
          <draw:text-box>
            <text:p text:style-name="P5"><text:span text:style-name="T2">Mi vida nada es sin ti toma mi mano y guíame </text:span><text:span text:style-name="T2"><text:line-break/></text:span><text:span text:style-name="T2">Sustentame con tu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4" draw:layer="layout" svg:width="28cm" svg:height="15.75cm" svg:x="0cm" svg:y="0cm" presentation:class="title" presentation:user-transformed="true">
          <draw:text-box>
            <text:p text:style-name="P5"><text:span text:style-name="T2">Y hoy te adorare</text:span><text:span text:style-name="T2"><text:line-break/></text:span><text:span text:style-name="T2">Y hoy te adora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4" draw:layer="layout" svg:width="28cm" svg:height="15.75cm" svg:x="0cm" svg:y="0cm" presentation:class="title" presentation:user-transformed="true">
          <draw:text-box>
            <text:p text:style-name="P5"><text:span text:style-name="T2">Aquí estoy adorándote</text:span><text:span text:style-name="T2"><text:line-break/></text:span><text:span text:style-name="T2">Con lo que soy te adoraré</text:span><text:span text:style-name="T2"><text:line-break/></text:span><text:span text:style-name="T2">En espíritu y verdad</text:span><text:span text:style-name="T2"><text:line-break/></text:span><text:span text:style-name="T2">Alzo mis manos adorándo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4" draw:layer="layout" svg:width="28cm" svg:height="15.75cm" svg:x="0cm" svg:y="0cm" presentation:class="title" presentation:user-transformed="true">
          <draw:text-box>
            <text:p text:style-name="P5"><text:span text:style-name="T2">Voy adorarte a ti </text:span><text:span text:style-name="T2"><text:line-break/></text:span><text:span text:style-name="T2">Por siempre</text:span><text:span text:style-name="T2"><text:line-break/></text:span><text:span text:style-name="T2">Voy adorarte t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21T21:27:59.739000000</meta:creation-date>
    <dc:date>2023-02-02T18:12:06.297000000</dc:date>
    <meta:editing-duration>PT11M48S</meta:editing-duration>
    <meta:editing-cycles>2</meta:editing-cycles>
    <meta:generator>Real_Office/6.2.3.2$Windows_x86 LibreOffice_project/b40a93cffb3080b9876e40c60e03703e9bd35612</meta:generator>
    <meta:document-statistic meta:object-count="39"/>
  </office:meta>
</office:document-meta>
</file>